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Text_20_body">
      <style:text-properties officeooo:paragraph-rsid="0019af51"/>
    </style:style>
    <style:style style:name="P5" style:family="paragraph" style:parent-style-name="Heading_20_2">
      <style:text-properties fo:font-size="16pt" officeooo:paragraph-rsid="0019af51" style:font-size-asian="16pt" style:font-size-complex="16pt"/>
    </style:style>
    <style:style style:name="P6" style:family="paragraph" style:parent-style-name="Text_20_body">
      <style:text-properties officeooo:paragraph-rsid="00164029"/>
    </style:style>
    <style:style style:name="P7" style:family="paragraph" style:parent-style-name="Heading_20_2">
      <style:text-properties officeooo:paragraph-rsid="00164029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Heading_20_3">
      <style:paragraph-properties fo:margin-top="0in" fo:margin-bottom="0.0972in" style:contextual-spacing="false" fo:line-height="115%"/>
    </style:style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1">
      <style:paragraph-properties fo:margin-top="0in" fo:margin-bottom="0in" style:contextual-spacing="false"/>
    </style:style>
    <style:style style:name="P30" style:family="paragraph" style:parent-style-name="Text_20_body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4804"/>
    </style:style>
    <style:style style:name="T3" style:family="text">
      <style:text-properties officeooo:rsid="0016402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<text:span text:style-name="T1">Planning and Analysis</text:span><text:span text:style-name="T2"> </text:span></text:p>
      <text:h text:style-name="P3" text:outline-level="2">Introduction / Overview</text:h>
      <text:p text:style-name="P4">Bookify is an online event booking system designed to help users discover, explore, and reserve tickets for events <text:span text:style-name="T3">easily</text:span>. The platform also enables event organizers (admins) to create and manage events efficiently.</text:p>
      <text:p text:style-name="P4">The system aims to centralize event discovery and simplify the booking process for users.</text:p>
      <text:h text:style-name="P5" text:outline-level="2">Business Need</text:h>
      <text:p text:style-name="P6">Many users face difficulty finding and booking events due to fragmented platforms and manual processes. Event organizers also lack a centralized system to manage their events and attendees effectively.</text:p>
      <text:h text:style-name="P7" text:outline-level="2">Business Value</text:h>
      <text:list text:style-name="L1">
        <text:list-item>
          <text:p text:style-name="P8">Reduces time required to find and book events </text:p>
        </text:list-item>
        <text:list-item>
          <text:p text:style-name="P8">Centralizes event discovery in one platform </text:p>
        </text:list-item>
        <text:list-item>
          <text:p text:style-name="P8">Improves user experience and engagement </text:p>
        </text:list-item>
        <text:list-item>
          <text:p text:style-name="P9">Enables organizers to efficiently manage events and bookings</text:p>
        </text:list-item>
      </text:list>
      <text:h text:style-name="Heading_20_2" text:outline-level="2">Target Users</text:h>
      <text:list text:style-name="L2">
        <text:list-item>
          <text:p text:style-name="P10"><text:span text:style-name="Strong_20_Emphasis">General Users (Attendees):</text:span> Individuals looking to discover and book events </text:p>
        </text:list-item>
        <text:list-item>
          <text:p text:style-name="P11"><text:span text:style-name="Strong_20_Emphasis">Event Organizers (Admins):</text:span> Individuals or organizations creating and managing events</text:p>
        </text:list-item>
      </text:list>
      <text:h text:style-name="Heading_20_2" text:outline-level="2">System Scope</text:h>
      <text:h text:style-name="P12" text:outline-level="3">In Scope</text:h>
      <text:list text:style-name="L3">
        <text:list-item>
          <text:p text:style-name="P13">User registration and login </text:p>
        </text:list-item>
        <text:list-item>
          <text:p text:style-name="P13">Event browsing and searching </text:p>
        </text:list-item>
        <text:list-item>
          <text:p text:style-name="P13">Ticket booking system </text:p>
        </text:list-item>
        <text:list-item>
          <text:p text:style-name="P13">Booking history tracking </text:p>
        </text:list-item>
        <text:list-item>
          <text:p text:style-name="P14">Event management by admins </text:p>
        </text:list-item>
      </text:list>
      <text:h text:style-name="P12" text:outline-level="3">Out of Scope (for now)</text:h>
      <text:list text:style-name="L4">
        <text:list-item>
          <text:p text:style-name="P15">Advanced analytics dashboard </text:p>
        </text:list-item>
        <text:list-item>
          <text:p text:style-name="P15">Social media integrations </text:p>
        </text:list-item>
        <text:list-item>
          <text:p text:style-name="P16">Multi-language support </text:p>
        </text:list-item>
      </text:list>
      <text:h text:style-name="Heading_20_2" text:outline-level="2"><text:soft-page-break/>Functional Requirements</text:h>
      <text:h text:style-name="P12" text:outline-level="3">User Functional Requirements</text:h>
      <text:list text:style-name="L5">
        <text:list-item>
          <text:p text:style-name="P17">Users can create an account and log in securely </text:p>
        </text:list-item>
        <text:list-item>
          <text:p text:style-name="P17">Users can view and update their profile </text:p>
        </text:list-item>
        <text:list-item>
          <text:p text:style-name="P17">Users can browse upcoming events </text:p>
        </text:list-item>
        <text:list-item>
          <text:p text:style-name="P17">Users can search and filter events by name and category </text:p>
        </text:list-item>
        <text:list-item>
          <text:p text:style-name="P17">Users can select and book tickets for events </text:p>
        </text:list-item>
        <text:list-item>
          <text:p text:style-name="P17">Users can view their booking history </text:p>
        </text:list-item>
        <text:list-item>
          <text:p text:style-name="P18">Users receive email confirmation after booking</text:p>
        </text:list-item>
      </text:list>
      <text:h text:style-name="Heading_20_3" text:outline-level="3">Admin Functional Requirements</text:h>
      <text:list text:style-name="L6">
        <text:list-item>
          <text:p text:style-name="P19">Admins can create, edit, and delete events </text:p>
        </text:list-item>
        <text:list-item>
          <text:p text:style-name="P19">Admins can define: </text:p>
          <text:list>
            <text:list-item>
              <text:p text:style-name="P19">Event name </text:p>
            </text:list-item>
            <text:list-item>
              <text:p text:style-name="P19">Date and time </text:p>
            </text:list-item>
            <text:list-item>
              <text:p text:style-name="P19">Location </text:p>
            </text:list-item>
            <text:list-item>
              <text:p text:style-name="P19">Ticket price </text:p>
            </text:list-item>
            <text:list-item>
              <text:p text:style-name="P19">Ticket quantity </text:p>
            </text:list-item>
          </text:list>
        </text:list-item>
        <text:list-item>
          <text:p text:style-name="P19">Admins receive email confirmation when an event is created </text:p>
        </text:list-item>
        <text:list-item>
          <text:p text:style-name="P20">Admins can view bookings for their events </text:p>
        </text:list-item>
      </text:list>
      <text:h text:style-name="Heading_20_3" text:outline-level="3">Booking System Functional Requirements</text:h>
      <text:list text:style-name="L7">
        <text:list-item>
          <text:p text:style-name="P21">Users can select events </text:p>
        </text:list-item>
        <text:list-item>
          <text:p text:style-name="P21">Users can choose ticket types (e.g., Regular, VIP, VVIP) </text:p>
        </text:list-item>
        <text:list-item>
          <text:p text:style-name="P21">System calculates total price based on ticket quantity </text:p>
        </text:list-item>
        <text:list-item>
          <text:p text:style-name="P21">System displays a booking confirmation page </text:p>
        </text:list-item>
        <text:list-item>
          <text:p text:style-name="P22">System sends confirmation emails after successful booking</text:p>
        </text:list-item>
      </text:list>
      <text:h text:style-name="Heading_20_2" text:outline-level="2">Non-Functional Requirements</text:h>
      <text:list text:style-name="L8">
        <text:list-item>
          <text:p text:style-name="P23">System should support multiple users concurrently </text:p>
        </text:list-item>
        <text:list-item>
          <text:p text:style-name="P23">Response time should be less than <text:span text:style-name="T3">3</text:span> seconds for key actions </text:p>
        </text:list-item>
        <text:list-item>
          <text:p text:style-name="P23">User data must be securely stored (e.g., encrypted passwords) </text:p>
        </text:list-item>
        <text:list-item>
          <text:p text:style-name="P23">System should be available 24/7 with minimal downtime </text:p>
        </text:list-item>
        <text:list-item>
          <text:p text:style-name="P24">Email notifications should be reliable and timely </text:p>
        </text:list-item>
      </text:list>
      <text:h text:style-name="Heading_20_2" text:outline-level="2">System Interfaces / UI Pages</text:h>
      <text:list text:style-name="L9">
        <text:list-item>
          <text:p text:style-name="P25"><text:span text:style-name="Strong_20_Emphasis">Home Page:</text:span> Event listings, search bar, featured events </text:p>
        </text:list-item>
        <text:list-item>
          <text:p text:style-name="P25"><text:span text:style-name="Strong_20_Emphasis">User Profile Page:</text:span> Profile settings and booking history </text:p>
        </text:list-item>
        <text:list-item>
          <text:p text:style-name="P25"><text:span text:style-name="Strong_20_Emphasis">Event Details Page:</text:span> Full event information and booking options </text:p>
        </text:list-item>
        <text:list-item>
          <text:p text:style-name="P25"><text:soft-page-break/><text:span text:style-name="Strong_20_Emphasis">Booking Page:</text:span> Ticket selection, total price, confirmation </text:p>
        </text:list-item>
        <text:list-item>
          <text:p text:style-name="P25"><text:span text:style-name="Strong_20_Emphasis">Admin Dashboard:</text:span> Event management (create, edit, delete) </text:p>
        </text:list-item>
        <text:list-item>
          <text:p text:style-name="P26"><text:span text:style-name="Strong_20_Emphasis">Payment Page:</text:span> Handles transaction process <text:span text:style-name="T3">using third-party payment platforms</text:span></text:p>
        </text:list-item>
      </text:list>
      <text:h text:style-name="Heading_20_2" text:outline-level="2">UI/UX Considerations</text:h>
      <text:list text:style-name="L10">
        <text:list-item>
          <text:p text:style-name="P27">Minimalist design </text:p>
        </text:list-item>
        <text:list-item>
          <text:p text:style-name="P27">Color scheme: </text:p>
          <text:list>
            <text:list-item>
              <text:p text:style-name="P27">Primary: Black </text:p>
            </text:list-item>
            <text:list-item>
              <text:p text:style-name="P27">Secondary: White </text:p>
            </text:list-item>
            <text:list-item>
              <text:p text:style-name="P27">Accent: Blue </text:p>
            </text:list-item>
          </text:list>
        </text:list-item>
        <text:list-item>
          <text:p text:style-name="P27">Clean and intuitive navigation </text:p>
        </text:list-item>
        <text:list-item>
          <text:p text:style-name="P28">Responsive design for different screen sizes</text:p>
        </text:list-item>
      </text:list>
      <text:h text:style-name="Heading_20_2" text:outline-level="2">Assumptions &amp; Constraints</text:h>
      <text:list text:style-name="L11">
        <text:list-item>
          <text:p text:style-name="P29">Users have internet access </text:p>
        </text:list-item>
        <text:list-item>
          <text:p text:style-name="P29">Email service integration is available </text:p>
        </text:list-item>
        <text:list-item>
          <text:p text:style-name="P30">Payment processing depends on third-party services</text:p>
        </text:list-item>
      </text:list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23:08:29.593850200</meta:creation-date>
    <dc:date>2026-04-26T20:47:00.571560700</dc:date>
    <meta:editing-duration>PT2H4M35S</meta:editing-duration>
    <meta:editing-cycles>9</meta:editing-cycles>
    <meta:generator>LibreOffice/26.2.2.2$Windows_X86_64 LibreOffice_project/1f77d10d6938fd34972958f64b2bcfa54f8b1ba5</meta:generator>
    <meta:document-statistic meta:table-count="0" meta:image-count="0" meta:object-count="0" meta:page-count="3" meta:paragraph-count="75" meta:word-count="494" meta:character-count="3141" meta:non-whitespace-character-count="2728"/>
  </office:meta>
</office:document-meta>
</file>